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9.9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draw:auto-grow-height="true"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outline1">
      <style:graphic-properties fo:min-height="5.559cm"/>
    </style:style>
    <style:style style:name="pr8" style:family="presentation" style:parent-style-name="Default_5f_-notes">
      <style:graphic-properties draw:fill-color="#ffffff" fo:min-height="13.364cm"/>
    </style:style>
    <style:style style:name="pr9" style:family="presentation" style:parent-style-name="Default_5f_-title">
      <style:graphic-properties fo:min-height="3.50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01cm" svg:y="3.6cm" presentation:class="title" presentation:user-transformed="true">
          <draw:text-box>
            <text:p><text:span text:style-name="T1">Exercício Programa 4</text:span><text:span text:style-name="T1"><text:line-break/></text:span><text:span text:style-name="T1">(simulador de redes)</text:span></text:p>
          </draw:text-box>
        </draw:frame>
        <draw:frame presentation:style-name="pr2" draw:text-style-name="P1" draw:layer="layout" svg:width="21.6cm" svg:height="8.6cm" svg:x="3.6cm" svg:y="7.8cm" presentation:class="subtitle" presentation:user-transformed="true">
          <draw:text-box>
            <text:p><text:span text:style-name="T2">Evandro Agusto Nunes Sanches N° USP 5388861</text:span></text:p>
            <text:p><text:span text:style-name="T2">Pedro Ferreira Alexandre N° USP 7577448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biente de test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figurações:</text:p>
                <text:list>
                  <text:list-item>
                    <text:p>Linux version 3.16.0-4-amd64</text:p>
                  </text:list-item>
                  <text:list-item>
                    <text:p>CPU:</text:p>
                    <text:list>
                      <text:list-item>
                        <text:p>Nome do modelo: <text:s text:c="7"/>AMD Phenom(tm) II X6 1055T Processor</text:p>
                      </text:list-item>
                      <text:list-item>
                        <text:p>CPU MHz: <text:s text:c="14"/>800.000</text:p>
                      </text:list-item>
                      <text:list-item>
                        <text:p>CPU MHz máx.: <text:s text:c="8"/>2800.0000</text:p>
                      </text:list-item>
                      <text:list-item>
                        <text:p>CPU MHz mín.: <text:s text:c="8"/>800.0000</text:p>
                      </text:list-item>
                    </text:list>
                  </text:list-item>
                  <text:list-item>
                    <text:p>Memória RAM Total: <text:s text:c="7"/>3800632 kB (3.8GB)</text:p>
                  </text:list-item>
                  <text:list-item>
                    <text:p>Python 2.7.9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3T14">
        <draw:frame presentation:style-name="pr5" draw:layer="layout" svg:width="25.199cm" svg:height="3.506cm" svg:x="1.4cm" svg:y="0.837cm" presentation:class="title">
          <draw:text-box>
            <text:p>Ambiente de teste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Cenário simples (100 nós)</text:p>
              </text:list-item>
            </text:list>
          </draw:text-box>
        </draw:frame>
        <draw:frame presentation:style-name="pr7" draw:layer="layout" svg:width="25.199cm" svg:height="10.285cm" svg:x="1.4cm" svg:y="6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3T14">
        <draw:frame presentation:style-name="pr5" draw:layer="layout" svg:width="25.199cm" svg:height="3.506cm" svg:x="1.4cm" svg:y="0.837cm" presentation:class="title">
          <draw:text-box>
            <text:p>Ambiente de teste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Cenário médio (500 nós)</text:p>
              </text:list-item>
            </text:list>
          </draw:text-box>
        </draw:frame>
        <draw:frame presentation:style-name="pr7" draw:layer="layout" svg:width="25.199cm" svg:height="10.285cm" svg:x="1.4cm" svg:y="6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3T14">
        <draw:frame presentation:style-name="pr5" draw:layer="layout" svg:width="25.199cm" svg:height="3.506cm" svg:x="1.4cm" svg:y="0.837cm" presentation:class="title">
          <draw:text-box>
            <text:p>Ambiente de testes</text:p>
          </draw:text-box>
        </draw:frame>
        <draw:frame presentation:style-name="pr6" draw:layer="layout" svg:width="25.199cm" svg:height="5.809cm" svg:x="1.4cm" svg:y="4.914cm" presentation:class="outline">
          <draw:text-box>
            <text:list text:style-name="L2">
              <text:list-item>
                <text:p>Cenário complexo (2500 nós)</text:p>
              </text:list-item>
            </text:list>
          </draw:text-box>
        </draw:frame>
        <draw:frame presentation:style-name="pr7" draw:layer="layout" svg:width="25.199cm" svg:height="10.285cm" svg:x="1.4cm" svg:y="6.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Resultado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entário dos grafic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9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pesar da base do EP ser funcional não conseguimos finalizá-lo.</text:p>
              </text:list-item>
              <text:list-item>
                <text:p>A falta da implementação de camadas superiores inviabilizou a execução de testes exigidos no enuncia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9" draw:layer="layout" svg:width="25.199cm" svg:height="3.506cm" svg:x="1.4cm" svg:y="0.837cm" presentation:class="title">
          <draw:text-box>
            <text:p>Exemplo de said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recho do conteudo de um arquivo de sniff</text:p>
              </text:list-item>
            </text:list>
          </draw:text-box>
        </draw:frame>
        <draw:frame draw:style-name="gr2" draw:layer="layout" svg:width="13.473cm" svg:height="10.206cm" svg:x="6.817cm" svg:y="7.377cm">
          <draw:text-box>
            <text:p>___________________________</text:p>
            <text:p>[4149]: CAMADA DE REDE:</text:p>
            <text:p>Endereco IP de origem: 10.1.1.1</text:p>
            <text:p>Endereco IP de destino: 192.168.2.2</text:p>
            <text:p>Protocolo: 17</text:p>
            <text:p>Tamanho total: 35</text:p>
            <text:p>TTL: 63</text:p>
            <text:p>CAMADA DE TRANSPORTE (UDP):</text:p>
            <text:p>Porta fonte: 6688</text:p>
            <text:p>Porta destino: 6667</text:p>
            <text:p>Tamanho do cabecalho UDP + mensagem: 21</text:p>
            <text:p>CAMADA DE APLICACAO:</text:p>
            <text:p>USER usuario2 8 *</text:p>
            <text:p>___________________________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13:03:11.840283946</meta:creation-date>
    <dc:date>2015-11-20T01:18:27.307388564</dc:date>
    <meta:editing-duration>PT28M22S</meta:editing-duration>
    <meta:editing-cycles>7</meta:editing-cycles>
    <meta:generator>LibreOffice/4.3.3.2$Linux_X86_64 LibreOffice_project/430m0$Build-2</meta:generator>
    <meta:document-statistic meta:object-count="61"/>
  </office:meta>
</office:document-meta>
</file>